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" style:family="paragraph" style:parent-style-name="Table_20_Contents">
      <style:text-properties style:font-name="Helvetica" fo:font-size="6pt" style:font-size-asian="6pt" style:font-size-complex="6pt"/>
    </style:style>
    <style:style style:name="P3" style:family="paragraph" style:parent-style-name="Table_20_Contents">
      <style:text-properties style:font-name="Helvetica" fo:font-size="6pt" style:font-size-asian="5.25pt" style:font-size-complex="6pt"/>
    </style:style>
    <style:style style:name="P4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Helvetica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14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25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32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Colibri" fo:font-size="5pt" officeooo:rsid="0009866b" officeooo:paragraph-rsid="0009866b" style:font-size-asian="5pt" style:font-size-complex="5pt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Arial1" officeooo:rsid="00084411" officeooo:paragraph-rsid="00084411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Arial1" fo:font-size="10pt" fo:font-weight="bold" officeooo:rsid="00084411" officeooo:paragraph-rsid="00084411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84411" officeooo:paragraph-rsid="00084411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291cm" fo:margin-right="0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1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2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53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54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5" style:family="paragraph" style:parent-style-name="Table_20_Contents">
      <style:text-properties style:font-name="Helvetica" fo:font-size="6pt" officeooo:rsid="00084411" officeooo:paragraph-rsid="00084411" style:font-size-asian="6pt" style:font-size-complex="6pt"/>
    </style:style>
    <style:style style:name="P56" style:family="paragraph" style:parent-style-name="Table_20_Contents">
      <style:text-properties style:font-name="Helvetica" fo:font-size="6pt" officeooo:rsid="0009866b" officeooo:paragraph-rsid="0009866b" style:font-size-asian="6pt" style:font-size-complex="6pt"/>
    </style:style>
    <style:style style:name="P57" style:family="paragraph" style:parent-style-name="Table_20_Contents">
      <style:text-properties style:font-name="Helvetica" fo:font-size="6pt" fo:font-weight="normal" officeooo:rsid="0009866b" officeooo:paragraph-rsid="0009866b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olibri" fo:font-size="8pt" fo:font-weight="bold" officeooo:rsid="0009866b" officeooo:paragraph-rsid="0009866b" fo:background-color="transparent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style:font-name="Colibri" fo:font-size="8pt" fo:font-weight="bold" officeooo:rsid="0009866b" officeooo:paragraph-rsid="0009866b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Colibri" fo:font-size="8pt" fo:font-weight="normal" officeooo:rsid="0009866b" officeooo:paragraph-rsid="0009866b" style:font-size-asian="8pt" style:font-weight-asian="normal" style:font-size-complex="8pt" style:font-weight-complex="normal"/>
    </style:style>
    <style:style style:name="P61" style:family="paragraph" style:parent-style-name="Table_20_Contents">
      <style:text-properties style:font-name="Colibri" fo:font-size="8pt" officeooo:rsid="0009866b" officeooo:paragraph-rsid="0009866b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Colibri" fo:font-size="8pt" officeooo:rsid="0009866b" officeooo:paragraph-rsid="0009866b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Colibri" fo:font-size="9pt" officeooo:rsid="0009866b" officeooo:paragraph-rsid="0009866b" style:font-size-asian="9pt" style:font-size-complex="9pt"/>
    </style:style>
    <style:style style:name="P64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65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officeooo:rsid="0009866b" officeooo:paragraph-rsid="0009866b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officeooo:paragraph-rsid="000b700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6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7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officeooo:paragraph-rsid="000b700d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officeooo:paragraph-rsid="000bc110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4411" style:font-weight-asian="bold" style:font-weight-complex="bold"/>
    </style:style>
    <style:style style:name="T3" style:family="text">
      <style:text-properties fo:font-weight="bold" officeooo:rsid="000cf59f" style:font-weight-asian="bold" style:font-weight-complex="bold"/>
    </style:style>
    <style:style style:name="T4" style:family="text">
      <style:text-properties fo:font-weight="bold" officeooo:rsid="000e8fe5" style:font-weight-asian="bold" style:font-weight-complex="bold"/>
    </style:style>
    <style:style style:name="T5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font-size-asian="8pt" style:font-size-complex="8pt"/>
    </style:style>
    <style:style style:name="T7" style:family="text">
      <style:text-properties fo:color="#000000" style:text-underline-style="none" style:font-size-asian="8pt" style:font-size-complex="8pt"/>
    </style:style>
    <style:style style:name="T8" style:family="text">
      <style:text-properties fo:color="#000000" fo:language="en" fo:country="US" style:text-underline-style="none"/>
    </style:style>
    <style:style style:name="T9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1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1" style:family="text">
      <style:text-properties fo:color="#000000" fo:font-style="normal" officeooo:rsid="000b700d" style:font-name-asian="Times New Roman" style:font-style-asian="normal" style:font-name-complex="Times New Roman" style:font-style-complex="normal"/>
    </style:style>
    <style:style style:name="T12" style:family="text">
      <style:text-properties fo:color="#000000" fo:font-style="normal" fo:font-weight="normal" officeooo:rsid="000b700d" style:font-name-asian="Times New Roman" style:font-style-asian="normal" style:font-weight-asian="normal" style:font-name-complex="Times New Roman" style:font-style-complex="normal" style:font-weight-complex="normal"/>
    </style:style>
    <style:style style:name="T13" style:family="text">
      <style:text-properties fo:color="#000000" fo:font-size="7pt" fo:font-style="normal" fo:font-weight="normal" officeooo:rsid="000b700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9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style-asian="normal" style:font-style-complex="normal" style:text-overline-style="none" style:text-overline-color="font-color"/>
    </style:style>
    <style:style style:name="T21" style:family="text">
      <style:text-properties fo:font-size="2pt" style:font-size-asian="2pt" style:font-size-complex="2pt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09866b"/>
    </style:style>
    <style:style style:name="T24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Arial" fo:font-size="12pt" fo:font-weight="bold" officeooo:rsid="00084411" style:font-size-asian="12pt" style:font-weight-asian="bold" style:font-size-complex="12pt" style:font-weight-complex="bold"/>
    </style:style>
    <style:style style:name="T27" style:family="text">
      <style:text-properties style:font-name="Arial" fo:font-size="12pt" fo:font-weight="bold" officeooo:rsid="000d49d7" style:font-size-asian="12pt" style:font-weight-asian="bold" style:font-size-complex="12pt" style:font-weight-complex="bold"/>
    </style:style>
    <style:style style:name="T28" style:family="text">
      <style:text-properties officeooo:rsid="00084411"/>
    </style:style>
    <style:style style:name="T29" style:family="text">
      <style:text-properties fo:color="#666666"/>
    </style:style>
    <style:style style:name="T30" style:family="text">
      <style:text-properties fo:color="#666666" fo:font-size="9pt" style:font-size-asian="9pt" style:font-size-complex="9pt"/>
    </style:style>
    <style:style style:name="T31" style:family="text">
      <style:text-properties fo:color="#666666" fo:font-size="9pt" officeooo:rsid="00084411" style:font-size-asian="9pt" style:font-size-complex="9pt"/>
    </style:style>
    <style:style style:name="T32" style:family="text">
      <style:text-properties fo:color="#666666" fo:font-size="7pt" fo:font-weight="normal" style:font-size-asian="7pt" style:font-weight-asian="normal" style:font-size-complex="7pt" style:font-weight-complex="normal"/>
    </style:style>
    <style:style style:name="T33" style:family="text">
      <style:text-properties fo:color="#666666" officeooo:rsid="0009866b"/>
    </style:style>
    <style:style style:name="T34" style:family="text">
      <style:text-properties fo:color="#666666" fo:font-size="6pt" style:font-size-asian="6pt" style:font-size-complex="6pt"/>
    </style:style>
    <style:style style:name="T35" style:family="text">
      <style:text-properties fo:color="#666666" fo:font-size="6pt" officeooo:rsid="0009866b" style:font-size-asian="6pt" style:font-size-complex="6pt"/>
    </style:style>
    <style:style style:name="T36" style:family="text">
      <style:text-properties fo:font-size="7pt" fo:font-weight="normal" style:font-size-asian="7pt" style:font-weight-asian="normal" style:font-size-complex="7pt" style:font-weight-complex="normal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officeooo:rsid="0009866b"/>
    </style:style>
    <style:style style:name="T39" style:family="text">
      <style:text-properties officeooo:rsid="0009c130"/>
    </style:style>
    <style:style style:name="T40" style:family="text">
      <style:text-properties officeooo:rsid="000b700d"/>
    </style:style>
    <style:style style:name="T41" style:family="text">
      <style:text-properties fo:font-size="8pt" officeooo:rsid="00084411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9"><text:span text:style-name="T3">PROFORMA</text:span><text:span text:style-name="T24"><text:placeholder text:placeholder-type="text">&lt;if test="o.state =='proforma'"&gt;</text:placeholder></text:span><text:span text:style-name="T24"> </text:span><text:span text:style-name="T25">R</text:span><text:span text:style-name="T27">AČUN</text:span><text:span text:style-name="T24"><text:placeholder text:placeholder-type="text">&lt;/if&gt;</text:placeholder></text:span><text:span text:style-name="T24"><text:placeholder text:placeholder-type="text">&lt;if test="o.direct_invoice"&gt;</text:placeholder></text:span><text:span text:style-name="T24"> </text:span><text:span text:style-name="T26">SPREMNI</text:span><text:span text:style-name="T24"><text:placeholder text:placeholder-type="text">&lt;/if&gt;</text:placeholder></text:span><text:span text:style-name="T1"> </text:span><text:span text:style-name="T4">št</text:span><text:span text:style-name="T1">. </text:span><text:span text:style-name="T19"><text:placeholder text:placeholder-type="text">&lt;o.number or o.proforma_number or ''&gt;</text:placeholder></text:span><text:span text:style-name="T1"> </text:span><text:span text:style-name="T2">z dn</text:span><text:span text:style-name="T1">e </text:span><text:span text:style-name="T19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29"/>
          </table:table-cell>
          <table:covered-table-cell/>
          <table:table-cell table:style-name="Table1.A1" office:value-type="string">
            <text:p text:style-name="P29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29"><text:span text:style-name="T28">Davčna</text:span> <text:span text:style-name="T28">številka </text:span><text:span text:style-name="T31">/ Fiscal code</text:span></text:p>
                </table:table-cell>
                <table:table-cell table:style-name="Table1.A1" office:value-type="string">
                  <text:p text:style-name="P31"/>
                </table:table-cell>
                <table:table-cell table:style-name="Table1.A1" office:value-type="string">
                  <text:p text:style-name="P31"/>
                </table:table-cell>
              </table:table-row>
              <table:table-row table:style-name="Table1.A3.2">
                <table:table-cell table:style-name="Table1.A3.1.2" office:value-type="string">
                  <text:p text:style-name="P27"><text:placeholder text:placeholder-type="text">&lt;o.partner_id.cf or o.partner_id.vat or ''&gt;</text:placeholder></text:p>
                </table:table-cell>
                <table:table-cell table:style-name="Table1.A1" office:value-type="string">
                  <text:p text:style-name="P31"/>
                </table:table-cell>
                <table:table-cell table:style-name="Table1.A1" office:value-type="string">
                  <text:p text:style-name="P31"/>
                </table:table-cell>
              </table:table-row>
              <table:table-row table:style-name="Table1.A3.3">
                <table:table-cell table:style-name="Table1.A3.1.1" office:value-type="string">
                  <text:p text:style-name="P46">ID za DDV <text:span text:style-name="T30">/ VAT n.</text:span></text:p>
                </table:table-cell>
                <table:table-cell table:style-name="Table1.A1" office:value-type="string">
                  <text:p text:style-name="P31"/>
                </table:table-cell>
                <table:table-cell table:style-name="Table1.A1" office:value-type="string">
                  <text:p text:style-name="P31"/>
                </table:table-cell>
              </table:table-row>
              <table:table-row table:style-name="Table1.A3.4">
                <table:table-cell table:style-name="Table1.A3.1.2" office:value-type="string">
                  <text:p text:style-name="P27"><text:placeholder text:placeholder-type="text">&lt;o.partner_id.vat or ''&gt;</text:placeholder></text:p>
                </table:table-cell>
                <table:table-cell table:style-name="Table1.A1" office:value-type="string">
                  <text:p text:style-name="P31"/>
                </table:table-cell>
                <table:table-cell table:style-name="Table1.A1" office:value-type="string">
                  <text:p text:style-name="P31"/>
                </table:table-cell>
              </table:table-row>
              <table:table-row table:style-name="Table1.A3.5">
                <table:table-cell table:style-name="Table1.A3.1.5" office:value-type="string">
                  <text:p text:style-name="P29"><text:span text:style-name="T28">Naročilo </text:span><text:span text:style-name="T31">/ Order</text:span></text:p>
                </table:table-cell>
                <table:table-cell table:style-name="Table1.A1" office:value-type="string">
                  <text:p text:style-name="P31"/>
                </table:table-cell>
                <table:table-cell table:style-name="Table1.A1" office:value-type="string">
                  <text:p text:style-name="P31"/>
                </table:table-cell>
              </table:table-row>
              <table:table-row table:style-name="Table1.A3.5">
                <table:table-cell table:style-name="Table1.A3.1.6" office:value-type="string">
                  <text:p text:style-name="P28"><text:placeholder text:placeholder-type="text">&lt;if test="o.origin &lt;&gt;''"&gt;</text:placeholder></text:p>
                  <text:p text:style-name="P26"><text:placeholder text:placeholder-type="text">&lt;o.origin or ''&gt;</text:placeholder></text:p>
                  <text:p text:style-name="P28"><text:placeholder text:placeholder-type="text">&lt;/if&gt;</text:placeholder></text:p>
                  <text:p text:style-name="P28"><text:placeholder text:placeholder-type="text">&lt;if test="o.origin ==''"&gt;</text:placeholder></text:p>
                  <text:p text:style-name="P28"><text:placeholder text:placeholder-type="text">&lt;for each="ddt in invoice_tree(o.invoice_line)"&gt;</text:placeholder></text:p>
                  <text:p text:style-name="P40"><text:placeholder text:placeholder-type="text">&lt;for each="line in ddt['lines']"&gt;</text:placeholder> </text:p>
                  <text:p text:style-name="P41"><text:placeholder text:placeholder-type="text">&lt;line.origin or ''&gt;</text:placeholder><text:span text:style-name="T21">.</text:span></text:p>
                  <text:p text:style-name="P40"><text:placeholder text:placeholder-type="text">&lt;/for&gt;</text:placeholder></text:p>
                  <text:p text:style-name="P40"><text:placeholder text:placeholder-type="text">&lt;/for&gt;</text:placeholder></text:p>
                  <text:p text:style-name="P26"><text:span text:style-name="T21"><text:placeholder text:placeholder-type="text">&lt;/if&gt;</text:placeholder></text:span><text:span text:style-name="T21"> </text:span></text:p>
                </table:table-cell>
                <table:table-cell table:style-name="Table1.A1" office:value-type="string">
                  <text:p text:style-name="P31"/>
                </table:table-cell>
                <table:table-cell table:style-name="Table1.A1" office:value-type="string">
                  <text:p text:style-name="P31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0"><text:span text:style-name="T41">Prejemnik:</text:span></text:p>
            <text:p text:style-name="P30"><text:span text:style-name="T41"/></text:p>
            <text:p text:style-name="P37"><text:placeholder text:placeholder-type="text">&lt;o.partner_id.name or ''&gt;</text:placeholder></text:p>
            <text:p text:style-name="P37"><text:placeholder text:placeholder-type="text">&lt;o.address_invoice_id.street or ''&gt;</text:placeholder></text:p>
            <text:p text:style-name="P37"><text:span text:style-name="T15"><text:placeholder text:placeholder-type="text">&lt;o.address_invoice_id.zip or ''&gt;</text:placeholder></text:span><text:span text:style-name="T15"> - </text:span><text:span text:style-name="T15"><text:placeholder text:placeholder-type="text">&lt;o.address_invoice_id.city or ''&gt;</text:placeholder></text:span><text:span text:style-name="T15"> - </text:span><text:span text:style-name="T15"><text:placeholder text:placeholder-type="text">&lt;o.address_invoice_id.province and str('('+o.address_invoice_id.province.code+')') or ''&gt;</text:placeholder></text:span><text:span text:style-name="T15"> </text:span><text:span text:style-name="T15"><text:placeholder text:placeholder-type="text">&lt;o.address_invoice_id.country_id.nam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7">Koda <text:span text:style-name="T32">/ Code</text:span></text:p>
          </table:table-cell>
          <table:table-cell table:style-name="Table2.A1" office:value-type="string">
            <text:p text:style-name="P47">Opis <text:span text:style-name="T32">/ Description</text:span></text:p>
          </table:table-cell>
          <table:table-cell table:style-name="Table2.A1" office:value-type="string">
            <text:p text:style-name="P47">EM</text:p>
          </table:table-cell>
          <table:table-cell table:style-name="Table2.A1" office:value-type="string">
            <text:p text:style-name="P48">Kol. <text:span text:style-name="T32">/ Qty</text:span><text:span text:style-name="T36">.</text:span></text:p>
          </table:table-cell>
          <table:table-cell table:style-name="Table2.A1" office:value-type="string">
            <text:p text:style-name="P48">Cena <text:span text:style-name="T32">/ Price</text:span></text:p>
          </table:table-cell>
          <table:table-cell table:style-name="Table2.A1" office:value-type="string">
            <text:p text:style-name="P48">DDV <text:span text:style-name="T32">/ VAT</text:span></text:p>
          </table:table-cell>
          <table:table-cell table:style-name="Table2.G1" office:value-type="string">
            <text:p text:style-name="P48">Total</text:p>
          </table:table-cell>
        </table:table-row>
      </table:table>
      <text:p text:style-name="P33"><text:placeholder text:placeholder-type="text">&lt;for each="ddt in invoice_tree(o.invoice_line)"&gt;</text:placeholder></text:p>
      <text:p text:style-name="P20"><text:placeholder text:placeholder-type="text">&lt;ddt['description'] or ''&gt;</text:placeholder></text:p>
      <text:p text:style-name="P33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5"><text:placeholder text:placeholder-type="text">&lt;line.product_id and line.product_id.code or ''&gt;</text:placeholder><text:soft-page-break/></text:p>
          </table:table-cell>
          <table:table-cell table:style-name="Table3.A1" office:value-type="string">
            <text:p text:style-name="P15"><text:placeholder text:placeholder-type="text">&lt;line.name or ''&gt;</text:placeholder> <text:span text:style-name="T20"><text:s/></text:span><text:span text:style-name="T20"><text:placeholder text:placeholder-type="text">&lt;if test="line.advance_id"&gt;</text:placeholder></text:span><text:span text:style-name="T20">Rif. Fattura n. <text:s/></text:span><text:span text:style-name="T20"><text:placeholder text:placeholder-type="text">&lt;line.advance_id.number&gt;</text:placeholder></text:span><text:span text:style-name="T20"> del <text:s text:c="3"/></text:span><text:span text:style-name="T20"><text:placeholder text:placeholder-type="text">&lt;line.advance_id.date_invoice and formatLang(line.advance_id.date_invoice,date=True)&gt;</text:placeholder></text:span><text:soft-page-break/><text:span text:style-name="T20"><text:placeholder text:placeholder-type="text">&lt;/if&gt;</text:placeholder></text:span></text:p>
          </table:table-cell>
          <table:table-cell table:style-name="Table3.A1" office:value-type="string">
            <text:p text:style-name="P16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36"><text:placeholder text:placeholder-type="text">&lt;if test="line.quantity != 0.00"&gt;</text:placeholder><text:soft-page-break/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19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17"><text:placeholder text:placeholder-type="text">&lt;line.invoice_line_tax_id and line.invoice_line_tax_id[0].description or ''&gt;</text:placeholder><text:soft-page-break/></text:p>
          </table:table-cell>
          <table:table-cell table:style-name="Table3.G1" office:value-type="string">
            <text:p text:style-name="P19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18"><text:placeholder text:placeholder-type="text">&lt;line.note or ''&gt;</text:placeholder><text:span text:style-name="T21"> </text:span></text:p>
      <text:p text:style-name="P38"><text:placeholder text:placeholder-type="text">&lt;/for&gt;</text:placeholder><text:placeholder text:placeholder-type="text">&lt;/for&gt;</text:placeholder></text:p>
      <text:p text:style-name="P39"><text:placeholder text:placeholder-type="text">&lt;o.comment or ''&gt;</text:placeholder></text:p>
      <text:p text:style-name="P42"><text:placeholder text:placeholder-type="text">&lt;if test="o.fiscal_position and o.fiscal_position.is_tax_exemption"&gt;</text:placeholder></text:p>
      <text:p text:style-name="P43"/>
      <text:p text:style-name="P44"><text:span text:style-name="T23">Oproščeno DDV po</text:span><text:span text:style-name="T22"> </text:span><text:span text:style-name="T22"><text:placeholder text:placeholder-type="text">&lt;o.fiscal_position.number&gt;</text:placeholder></text:span><text:span text:style-name="T22"> <text:s/></text:span><text:placeholder text:placeholder-type="text">&lt;o.fiscal_position.date and formatLang(o.fiscal_position.date,date=True) or ''&gt;</text:placeholder></text:p>
      <text:p text:style-name="P44"/>
      <text:p text:style-name="P4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="0.101cm" fo:border="0.05pt solid #000000"/>
    </style:style>
    <style:style style:name="Table5.A2" style:family="table-cell">
      <style:table-cell-properties fo:padding="0.101cm" fo:border-left="0.05pt solid #000000" fo:border-right="none" fo:border-top="none" fo:border-bottom="0.05pt solid #000000"/>
    </style:style>
    <style:style style:name="Table5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.016cm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78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5.625cm"/>
    </style:style>
    <style:style style:name="Tabella5.D" style:family="table-column">
      <style:table-column-properties style:column-width="2.284cm"/>
    </style:style>
    <style:style style:name="Tabella5.A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none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officeooo:rsid="00084411" officeooo:paragraph-rsid="00084411" style:font-size-asian="6pt" style:font-size-complex="6pt"/>
    </style:style>
    <style:style style:name="MP10" style:family="paragraph" style:parent-style-name="Table_20_Contents">
      <style:text-properties style:font-name="Helvetica" fo:font-size="6pt" style:font-size-asian="6pt" style:font-size-complex="6pt"/>
    </style:style>
    <style:style style:name="MP11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text-properties style:font-name="Helvetica" fo:font-size="8pt" style:font-size-asian="8pt" style:font-size-complex="8pt"/>
    </style:style>
    <style:style style:name="MP14" style:family="paragraph" style:parent-style-name="Table_20_Contents">
      <style:text-properties style:font-name="Helvetica" fo:font-size="6pt" style:font-size-asian="5.25pt" style:font-size-complex="6pt"/>
    </style:style>
    <style:style style:name="MP15" style:family="paragraph" style:parent-style-name="Table_20_Contents">
      <style:text-properties style:font-name="Helvetica" fo:font-size="6pt" officeooo:rsid="0009866b" officeooo:paragraph-rsid="0009866b" style:font-size-asian="6pt" style:font-size-complex="6pt"/>
    </style:style>
    <style:style style:name="MP16" style:family="paragraph" style:parent-style-name="Table_20_Contents">
      <style:text-properties style:font-name="Helvetica" fo:font-size="6pt" fo:font-weight="normal" officeooo:rsid="0009866b" officeooo:paragraph-rsid="0009866b" style:font-size-asian="6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Colibri" fo:font-size="8pt" fo:font-weight="bold" officeooo:rsid="0009866b" officeooo:paragraph-rsid="0009866b" fo:background-color="transparent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Colibri" fo:font-size="8pt" fo:font-weight="bold" officeooo:rsid="0009866b" officeooo:paragraph-rsid="0009866b" style:font-size-asian="8pt" style:font-weight-asian="bold" style:font-size-complex="8pt" style:font-weight-complex="bold"/>
    </style:style>
    <style:style style:name="MP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officeooo:rsid="0009866b" officeooo:paragraph-rsid="0009866b" style:font-size-asian="8pt" style:font-weight-asian="bold" style:font-size-complex="8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Standard">
      <style:text-properties fo:font-size="4pt" style:font-size-asian="3.5pt" style:font-size-complex="4pt"/>
    </style:style>
    <style:style style:name="MP25" style:family="paragraph" style:parent-style-name="Table_20_Contents">
      <style:text-properties style:font-name="Colibri" fo:font-size="8pt" fo:font-weight="normal" officeooo:rsid="0009866b" officeooo:paragraph-rsid="0009866b" style:font-size-asian="8pt" style:font-weight-asian="normal" style:font-size-complex="8pt" style:font-weight-complex="normal"/>
    </style:style>
    <style:style style:name="MP26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officeooo:paragraph-rsid="000b700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3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officeooo:paragraph-rsid="000b700d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officeooo:paragraph-rsid="000bc110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3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5" style:family="paragraph" style:parent-style-name="Table_20_Contents">
      <style:paragraph-properties fo:text-align="start" style:justify-single-word="false"/>
      <style:text-properties style:font-name="Colibri" fo:font-size="8pt" officeooo:rsid="0009866b" officeooo:paragraph-rsid="0009866b" style:font-size-asian="8pt" style:font-size-complex="8pt"/>
    </style:style>
    <style:style style:name="MP36" style:family="paragraph" style:parent-style-name="Table_20_Contents">
      <style:paragraph-properties fo:text-align="start" style:justify-single-word="false"/>
      <style:text-properties style:font-name="Colibri" fo:font-size="9pt" officeooo:rsid="0009866b" officeooo:paragraph-rsid="0009866b" style:font-size-asian="9pt" style:font-size-complex="9pt"/>
    </style:style>
    <style:style style:name="MP37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8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9" style:family="paragraph" style:parent-style-name="Table_20_Contents">
      <style:text-properties style:font-name="Colibri" fo:font-size="8pt" officeooo:rsid="0009866b" officeooo:paragraph-rsid="0009866b" style:font-size-asian="8pt" style:font-size-complex="8pt"/>
    </style:style>
    <style:style style:name="MP4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41" style:family="paragraph" style:parent-style-name="Standard">
      <style:text-properties fo:font-size="6pt" style:font-size-asian="5.25pt" style:font-size-complex="6pt"/>
    </style:style>
    <style:style style:name="MP4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43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44" style:family="paragraph" style:parent-style-name="Standard">
      <style:paragraph-properties fo:text-align="center" style:justify-single-word="false"/>
      <style:text-properties style:font-name="Colibri" fo:font-size="5pt" officeooo:rsid="0009866b" officeooo:paragraph-rsid="0009866b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color="#666666"/>
    </style:style>
    <style:style style:name="MT7" style:family="text">
      <style:text-properties officeooo:rsid="00084411"/>
    </style:style>
    <style:style style:name="MT8" style:family="text">
      <style:text-properties fo:color="#666666" officeooo:rsid="0009866b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officeooo:rsid="0009866b"/>
    </style:style>
    <style:style style:name="MT11" style:family="text">
      <style:text-properties fo:background-color="transparent" loext:char-shading-value="0"/>
    </style:style>
    <style:style style:name="MT12" style:family="text">
      <style:text-properties officeooo:rsid="000b700d"/>
    </style:style>
    <style:style style:name="MT13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color="#000000" fo:font-size="7pt" fo:font-style="normal" fo:font-weight="normal" officeooo:rsid="000b700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T16" style:family="text">
      <style:text-properties fo:color="#000000" fo:font-style="normal" officeooo:rsid="000b700d" style:font-name-asian="Times New Roman" style:font-style-asian="normal" style:font-name-complex="Times New Roman" style:font-style-complex="normal"/>
    </style:style>
    <style:style style:name="MT17" style:family="text">
      <style:text-properties fo:color="#666666" fo:font-size="6pt" officeooo:rsid="0009866b" style:font-size-asian="6pt" style:font-size-complex="6pt"/>
    </style:style>
    <style:style style:name="MT18" style:family="text">
      <style:text-properties fo:color="#666666" fo:font-size="6pt" style:font-size-asian="6pt" style:font-size-complex="6pt"/>
    </style:style>
    <style:style style:name="MT19" style:family="text">
      <style:text-properties fo:font-size="9pt" style:font-size-asian="9pt" style:font-size-complex="9pt"/>
    </style:style>
    <style:style style:name="MT20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21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center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67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2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5.4,1.5,'cm')" text:anchor-type="paragraph" svg:y="-0.025cm" svg:width="7.929cm" svg:height="1.944cm" draw:z-index="0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Namen prevoza <text:span text:style-name="MT6">/ Transport Reason</text:span></text:p>
              <text:p text:style-name="MP10"/>
              <text:p text:style-name="MP11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10">Porto</text:p>
              <text:p text:style-name="MP10"/>
              <text:p text:style-name="MP11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Opis blaga <text:span text:style-name="MT6">/ Goods description</text:span></text:p>
              <text:p text:style-name="MP10"/>
              <text:p text:style-name="MP11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Zavitkov <text:span text:style-name="MT6">/ Parcels</text:span></text:p>
              <text:p text:style-name="MP10"/>
              <text:p text:style-name="MP11"><text:placeholder text:placeholder-type="text">&lt;ddt().number_of_packages or ''&gt;</text:placeholder></text:p>
            </table:table-cell>
            <table:table-cell table:style-name="Table5.G1" office:value-type="string">
              <text:p text:style-name="MP9">Masa <text:span text:style-name="MT6">/ Weight</text:span></text:p>
              <text:p text:style-name="MP10"/>
              <text:p text:style-name="MP11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Prevoznik <text:span text:style-name="MT6">/ Carrier</text:span></text:p>
              <text:p text:style-name="MP11"/>
              <text:p text:style-name="MP11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10"><text:span text:style-name="MT7">Datum odpreme</text:span> <text:span text:style-name="MT6">/ </text:span><text:span text:style-name="MT8">Departure date</text:span></text:p>
              <text:p text:style-name="MP10"/>
              <text:p text:style-name="MP12"><text:placeholder text:placeholder-type="text">&lt;if test='bool(ddt().date_done)'&gt;</text:placeholder></text:p>
              <text:p text:style-name="MP13"><text:placeholder text:placeholder-type="text">&lt;(formatLang(ddt().date_done[0:10], date=True)) or ''&gt;</text:placeholder></text:p>
              <text:p text:style-name="MP12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Ura odpreme <text:span text:style-name="MT6">/ </text:span><text:span text:style-name="MT8">Departure time</text:span></text:p>
              <text:p text:style-name="MP10"/>
              <text:p text:style-name="MP13"><text:span text:style-name="MT9"><text:placeholder text:placeholder-type="text">&lt;if test='bool(ddt().date_done)'&gt;</text:placeholder></text:span><text:placeholder text:placeholder-type="text">&lt;(ddt().date_done[10:]) or ''&gt;</text:placeholder><text:span text:style-name="MT9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10"><text:span text:style-name="MT10">Opombe </text:span><text:span text:style-name="MT8">/ </text:span><text:span text:style-name="MT6">Note</text:span><text:span text:style-name="MT8">s</text:span></text:p>
              <text:p text:style-name="MP14"/>
              <text:p text:style-name="MP11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15">Podpis prevoznika <text:span text:style-name="MT6">/ Carrier signature</text:span></text:p>
            </table:table-cell>
            <table:covered-table-cell/>
            <table:table-cell table:style-name="Table5.A2" table:number-columns-spanned="2" office:value-type="string">
              <text:p text:style-name="MP16">Podpis voznika <text:span text:style-name="MT6">/ Driver signature</text:span></text:p>
            </table:table-cell>
            <table:covered-table-cell/>
            <table:table-cell table:style-name="Table5.F2" table:number-columns-spanned="3" office:value-type="string">
              <text:p text:style-name="MP16">Podpis prejemnika <text:span text:style-name="MT6">/ Recipient signature</text:span>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7">Povzetek DDV</text:p>
            </table:table-cell>
            <table:table-cell table:style-name="Tabella8.A1" office:value-type="string">
              <text:p text:style-name="MP18">Osnova</text:p>
            </table:table-cell>
            <table:table-cell table:style-name="Tabella8.A1" office:value-type="string">
              <text:p text:style-name="MP19">DDV</text:p>
            </table:table-cell>
          </table:table-row>
          <table:table-row>
            <table:table-cell table:style-name="Tabella8.A4" table:number-columns-spanned="3" office:value-type="string">
              <text:p text:style-name="MP2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2"><text:span text:style-name="MT11"><text:placeholder text:placeholder-type="text">&lt;o.currency_id.symbol or ''&gt;</text:placeholder></text:span><text:span text:style-name="MT11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3"><text:span text:style-name="MT11"><text:placeholder text:placeholder-type="text">&lt;o.currency_id.symbol or ''&gt;</text:placeholder></text:span><text:span text:style-name="MT11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1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4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5">Plačil<text:span text:style-name="MT12">a</text:span></text:p>
              <text:p text:style-name="MP26"/>
            </table:table-cell>
            <table:table-cell table:style-name="Tabella5.A1" office:value-type="string">
              <text:p text:style-name="MP27"><text:placeholder text:placeholder-type="text">&lt;if test="o.payment_term.type == 'RB'"&gt;</text:placeholder></text:p>
              <text:p text:style-name="MP28"><text:placeholder text:placeholder-type="text">&lt;get_selection_item(o.payment_term, o.payment_term.type) or ''&gt;</text:placeholder></text:p>
              <text:p text:style-name="MP29"><text:placeholder text:placeholder-type="text">&lt;o.payment_term and o.payment_term.name or ''&gt;</text:placeholder> </text:p>
              <text:p text:style-name="MP27"><text:placeholder text:placeholder-type="text">&lt;if test="o.partner_bank_id"&gt;</text:placeholder></text:p>
              <text:p text:style-name="MP30"><text:span text:style-name="MT13"><text:placeholder text:placeholder-type="text">&lt;o.partner_bank_id.bank.name&gt;</text:placeholder></text:span><text:span text:style-name="MT13"> </text:span></text:p>
              <text:p text:style-name="MP31"><text:span text:style-name="MT14">IBAN </text:span><text:span text:style-name="MT14"><text:placeholder text:placeholder-type="text">&lt;o.partner_bank_id.iban&gt;</text:placeholder></text:span><text:span text:style-name="MT14"> </text:span></text:p>
              <text:p text:style-name="MP27"><text:placeholder text:placeholder-type="text">&lt;/if&gt;</text:placeholder></text:p>
              <text:p text:style-name="MP27"><text:placeholder text:placeholder-type="text">&lt;/if&gt;</text:placeholder></text:p>
              <text:p text:style-name="MP27"><text:placeholder text:placeholder-type="text">&lt;if test="o.payment_term.type != 'RB'"&gt;</text:placeholder></text:p>
              <text:p text:style-name="MP28"><text:placeholder text:placeholder-type="text">&lt;get_selection_item(o.payment_term, "type") or ''&gt;</text:placeholder></text:p>
              <text:p text:style-name="MP28"><text:placeholder text:placeholder-type="text">&lt;o.payment_term and o.payment_term.name or ''&gt;</text:placeholder></text:p>
              <text:p text:style-name="MP32"><text:span text:style-name="MT14">IBAN </text:span><text:span text:style-name="MT14"><text:placeholder text:placeholder-type="text">&lt;o.company_id.bank_ids[0].acc_number or '' &gt;</text:placeholder></text:span></text:p>
              <text:p text:style-name="MP32"><text:span text:style-name="MT15">pri</text:span><text:span text:style-name="MT16"> </text:span></text:p>
              <text:p text:style-name="MP29"><text:placeholder text:placeholder-type="text">&lt;o.company_id.bank_ids[0].bank_name or '' &gt;</text:placeholder> </text:p>
              <text:p text:style-name="MP29"><text:placeholder text:placeholder-type="text">&lt;o.company_id.bank_ids[0].bank.street or '' &gt;</text:placeholder> </text:p>
              <text:p text:style-name="MP29"><text:span text:style-name="MT14"><text:placeholder text:placeholder-type="text">&lt;o.company_id.bank_ids[0].bank.zip or '' &gt;</text:placeholder></text:span><text:span text:style-name="MT14"> </text:span><text:span text:style-name="MT14"><text:placeholder text:placeholder-type="text">&lt;o.company_id.bank_ids[0].bank.city or '' &gt;</text:placeholder></text:span><text:span text:style-name="MT14"> </text:span><text:span text:style-name="MT14"><text:placeholder text:placeholder-type="text">&lt;o.company_id.bank_ids[0].bank.province and o.company_id.bank_ids[0].bank.province.code or '' &gt;</text:placeholder></text:span></text:p>
              <text:p text:style-name="MP27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33"/>
              <text:p text:style-name="MP33"><text:span text:style-name="MT10">Skupaj brez DDV</text:span><text:tab/><text:span text:style-name="MT17">(Total VAT excluded)</text:span></text:p>
              <text:p text:style-name="MP34"/>
              <text:p text:style-name="MP35">DDV <text:span text:style-name="MT18">(VAT)</text:span></text:p>
              <text:p text:style-name="MP33"/>
              <text:p text:style-name="MP36">Skupaj za plačilo <text:span text:style-name="MT18">(Invoice total)</text:span></text:p>
            </table:table-cell>
            <table:table-cell table:style-name="Tabella5.D1" table:number-rows-spanned="2" office:value-type="string">
              <text:p text:style-name="MP37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38"/>
              <text:p text:style-name="MP37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37"/>
              <text:p text:style-name="MP37"><text:span text:style-name="MT19"><text:placeholder text:placeholder-type="text">&lt;o.currency_id.symbol or ''&gt;</text:placeholder></text:span><text:span text:style-name="MT9"> </text:span><text:span text:style-name="MT19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9">Valuta</text:p>
            </table:table-cell>
            <table:table-cell table:style-name="Tabella5.B2" office:value-type="string">
              <text:p text:style-name="MP27"><text:placeholder text:placeholder-type="text">&lt;for each="line in invoice_move_lines(o.move_id)"&gt;</text:placeholder></text:p>
              <text:p text:style-name="MP40"><text:span text:style-name="MT20"><text:placeholder text:placeholder-type="text">&lt;formatLang(line.date_maturity,date=True) or ''&gt;</text:placeholder></text:span><text:span text:style-name="MT20"> <text:s text:c="4"/></text:span><text:span text:style-name="MT21"><text:placeholder text:placeholder-type="text">&lt;o.currency_id.symbol or ''&gt;</text:placeholder></text:span><text:span text:style-name="MT21"> <text:s text:c="4"/></text:span><text:span text:style-name="MT20"><text:placeholder text:placeholder-type="text">&lt;italian_number(line.amount_residual) or ''&gt;</text:placeholder></text:span></text:p>
              <text:p text:style-name="MP27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41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2"/>
              <text:p text:style-name="MP43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44">Vaši podatki bodo uporabljani izključno za vzdrževanje medsebojnih obstoječih komercialnih odnosov. Prosimo vas, da preverite vaše podatke in ID za DDV. Za morebitne napake ne prevzemamo odgovornosti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4-06-16T12:58:02.150806594</dc:date>
    <meta:editing-duration>P1DT4H17M39S</meta:editing-duration>
    <meta:editing-cycles>206</meta:editing-cycles>
    <meta:generator>LibreOffice/4.2.4.2$Linux_X86_64 LibreOffice_project/420m0$Build-2</meta:generator>
    <dc:creator>Matjaž Mozetič</dc:creator>
    <meta:document-statistic meta:table-count="7" meta:image-count="0" meta:object-count="0" meta:page-count="2" meta:paragraph-count="114" meta:word-count="479" meta:character-count="4983" meta:non-whitespace-character-count="4589"/>
  </office:meta>
</office:document-meta>
</file>